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s | Szenarien</text:p>
      <text:p text:style-name="P1"/>
      <text:p text:style-name="P2">Use Case – Log in</text:p>
      <text:p text:style-name="P2"/>
      <text:p text:style-name="P1">User Intention<text:tab/><text:tab/><text:tab/><text:tab/><text:tab/>System Responsibility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1715599740408185295" text:style-name="L1">
              <text:list-item>
                <text:p text:style-name="P5">Einmeldefenster öffnen</text:p>
              </text:list-item>
            </text:list>
            <text:p text:style-name="P4"/>
            <text:list xml:id="list34668010" text:continue-numbering="true" text:style-name="L1">
              <text:list-item>
                <text:p text:style-name="P5">Nutzer gibt KFZ Identifikation / Nutzername an und sendet diese ab</text:p>
              </text:list-item>
            </text:list>
          </table:table-cell>
          <table:table-cell table:style-name="Tabelle1.B1" office:value-type="string">
            <text:list xml:id="list34653273" text:continue-numbering="true" text:style-name="L1">
              <text:list-item>
                <text:p text:style-name="P5">Anmeldefenster wird geöffnet und angezeigt</text:p>
              </text:list-item>
              <text:list-item>
                <text:p text:style-name="P5">Identität wird überprüft</text:p>
                <text:p text:style-name="P5">Ggf. Fehlermeldung anzeigen</text:p>
              </text:list-item>
              <text:list-item>
                <text:p text:style-name="P5">Bei Erfolg Weiterleitung zu eigenem Profil</text:p>
              </text:list-item>
            </text:list>
          </table:table-cell>
        </table:table-row>
      </table:table>
      <text:p text:style-name="P1"/>
      <text:p text:style-name="P2">Use Case – Kommunikation an User</text:p>
      <text:p text:style-name="P2"/>
      <text:p text:style-name="P1">User Intention<text:tab/><text:tab/><text:tab/><text:tab/><text:tab/>System Responsibility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list xml:id="list34659721" text:continue-numbering="true" text:style-name="L1">
              <text:list-item>
                <text:p text:style-name="P5">Nutzerprofil wird angewählt</text:p>
              </text:list-item>
            </text:list>
            <text:p text:style-name="P4"/>
            <text:p text:style-name="P4"/>
            <text:list xml:id="list34670650" text:continue-numbering="true" text:style-name="L1">
              <text:list-item>
                <text:p text:style-name="P5">Auswahl einer Nachrichtenoption</text:p>
              </text:list-item>
              <text:list-item>
                <text:p text:style-name="P5">Schreiben einer Nachricht und absenden der Nachricht</text:p>
              </text:list-item>
            </text:list>
          </table:table-cell>
          <table:table-cell table:style-name="Tabelle2.B1" office:value-type="string">
            <text:list xml:id="list34681435" text:continue-numbering="true" text:style-name="L1">
              <text:list-item>
                <text:p text:style-name="P5">Anzeige des anderen Nutzers</text:p>
              </text:list-item>
              <text:list-item>
                <text:p text:style-name="P5">Anzeige aus unterschiedlichen Nachrichtenoptionen</text:p>
              </text:list-item>
              <text:list-item>
                <text:p text:style-name="P5">Nachrichtenfenster anzeigen</text:p>
              </text:list-item>
              <text:list-item>
                <text:p text:style-name="P5">Absenden der Nachricht an Empfängernutzer und Optionale Eilmitteilung an diesen</text:p>
              </text:list-item>
            </text:list>
          </table:table-cell>
        </table:table-row>
      </table:table>
      <text:p text:style-name="P1"/>
      <text:p text:style-name="P2">Use Case – Smart – parking – Navigation</text:p>
      <text:p text:style-name="P2"/>
      <text:p text:style-name="P1">User Intention<text:tab/><text:tab/><text:tab/><text:tab/><text:tab/>System Responsibility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list xml:id="list34655881" text:continue-numbering="true" text:style-name="L1">
              <text:list-item>
                <text:p text:style-name="P5">Auswahl einer smart-parking<text:line-break/>Eingrenzung der Parkplatzsuche </text:p>
              </text:list-item>
            </text:list>
            <text:p text:style-name="P4"/>
            <text:list xml:id="list34676408" text:continue-numbering="true" text:style-name="L1">
              <text:list-item>
                <text:p text:style-name="P5">Auswahl des Parkplatzes</text:p>
              </text:list-item>
            </text:list>
          </table:table-cell>
          <table:table-cell table:style-name="Tabelle3.B1" office:value-type="string">
            <text:list xml:id="list34677426" text:continue-numbering="true" text:style-name="L1">
              <text:list-item>
                <text:p text:style-name="P5">Anzeige des nächstmöglichen Parkplatz unter Berücksichtigung der Parkplatzbelegung</text:p>
              </text:list-item>
              <text:list-item>
                <text:p text:style-name="P5">Navigationsfunktion zu dem ausgewählten Parkplatz 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1-22T14:50:04.30</dc:date>
    <meta:editing-duration>PT56M35S</meta:editing-duration>
    <meta:editing-cycles>4</meta:editing-cycles>
    <meta:generator>OpenOffice/4.1.1$Win32 OpenOffice.org_project/411m6$Build-9775</meta:generator>
    <meta:document-statistic meta:table-count="3" meta:image-count="0" meta:object-count="0" meta:page-count="1" meta:paragraph-count="24" meta:word-count="137" meta:character-count="975"/>
    <dc:creator>Bernd SChenider</dc:creator>
  </office:meta>
</office:document-meta>
</file>